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0db0d6" officeooo:paragraph-rsid="000ad2f1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0ad2f1" officeooo:paragraph-rsid="000ad2f1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0cbe2c" officeooo:paragraph-rsid="000cbe2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0e7496" officeooo:paragraph-rsid="000e7496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0cbe2c" officeooo:paragraph-rsid="000cbe2c" style:font-style-asian="normal" style:font-weight-asian="bold" style:font-style-complex="normal" style:font-weight-complex="bold"/>
    </style:style>
    <style:style style:name="P6" style:family="paragraph" style:parent-style-name="List_20_Paragraph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List_20_Paragraph" style:list-style-name="WWNum1">
      <style:paragraph-properties fo:margin-top="0in" fo:margin-bottom="0in" loext:contextual-spacing="true"/>
      <style:text-properties officeooo:paragraph-rsid="000ad2f1"/>
    </style:style>
    <style:style style:name="P8" style:family="paragraph" style:list-style-name="WWNum1"/>
    <style:style style:name="P9" style:family="paragraph" style:parent-style-name="List_20_Paragraph">
      <style:paragraph-properties fo:margin-left="0in" fo:margin-right="0in" fo:text-indent="0in" style:auto-text-indent="false"/>
      <style:text-properties fo:font-style="normal" fo:font-weight="bold" officeooo:rsid="000ad2f1" officeooo:paragraph-rsid="000ad2f1" style:font-style-asian="normal" style:font-weight-asian="bold" style:font-style-complex="normal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2" style:family="text">
      <style:text-properties style:font-name="Times New Roman" fo:font-size="12pt" style:font-size-asian="12pt" style:font-name-complex="Times New Roman1"/>
    </style:style>
    <style:style style:name="T3" style:family="text">
      <style:text-properties style:font-name="Times New Roman" fo:font-size="12pt" officeooo:rsid="000f822d" style:font-size-asian="12pt" style:font-name-complex="Times New Roman1"/>
    </style:style>
    <style:style style:name="T4" style:family="text">
      <style:text-properties style:font-name="Times New Roman" fo:font-size="12pt" officeooo:rsid="000e25d3" style:font-size-asian="12pt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68888613182752407" text:style-name="WWNum1">
        <text:list-item>
          <text:p text:style-name="P7"><text:span text:style-name="T1">Requirement Analysis and Specification</text:span></text:p>
          <text:list>
            <text:list-item>
              <text:p>Functional Requirements</text:p>
            </text:list-item>
            <text:list-item>
              <text:p>Non-functional Requirements </text:p>
            </text:list-item>
            <text:list-item>
              <text:p>Hardware Requirements [NOT THERE]</text:p>
            </text:list-item>
          </text:list>
        </text:list-item>
      </text:list>
      <text:p text:style-name="List_20_Paragraph">(Hardware projects must include: the component list containing the name of the component, numbers required.)</text:p>
      <text:list xml:id="list223129812270034" text:continue-numbering="true" text:style-name="WWNum1">
        <text:list-item>
          <text:list>
            <text:list-item>
              <text:p>Software Requirements [DONE]</text:p>
            </text:list-item>
            <text:list-item>
              <text:p>Cost Estimates [NOT THERE AS OF NOW?]</text:p>
            </text:list-item>
          </text:list>
        </text:list-item>
      </text:list>
      <text:p text:style-name="List_20_Paragraph">(of the hardware and software to be used for the project implementation)</text:p>
      <text:p text:style-name="P6"><text:span text:style-name="T2"/></text:p>
      <text:p text:style-name="P6"><text:span text:style-name="T2"/></text:p>
      <text:p text:style-name="P9"><text:span text:style-name="T2">Functional Requirements</text:span></text:p>
      <text:p text:style-name="P1"><text:span text:style-name="T3">Calculations, Technical details, Data manipulation and processing and other functionalities which we aim to accomplish</text:span></text:p>
      <text:p text:style-name="P1"><text:span text:style-name="T3"/></text:p>
      <text:p text:style-name="P2"><text:span text:style-name="T2">Sentiment analyser should be able to accept textual data streams from various incoming social network and blogs.</text:span></text:p>
      <text:p text:style-name="P2"><text:span text:style-name="T2">The incoming semi-structured data is stocked into a data collection centre.</text:span></text:p>
      <text:p text:style-name="P3"><text:span text:style-name="T2">Many supervised learning classification models should work in cohesion such that they can handle all possible criteria of Natural Language Processing.</text:span></text:p>
      <text:p text:style-name="P3"><text:span text:style-name="T2">The analyser should be able to provide a personalized abstraction of the final result using visualization tools for report generation.</text:span></text:p>
      <text:p text:style-name="P3"><text:span text:style-name="T2"/></text:p>
      <text:p text:style-name="P5"><text:span text:style-name="T2">Non-functional Requirements</text:span></text:p>
      <text:p text:style-name="P5"><text:span text:style-name="T2"/></text:p>
      <text:p text:style-name="P3"><text:span text:style-name="T2">Non functional – Criteria that can be used to judge, quality of service, Add viability</text:span></text:p>
      <text:p text:style-name="P3"><text:span text:style-name="T2">Efficient </text:span></text:p>
      <text:p text:style-name="P3"><text:span text:style-name="T2">Open Source</text:span></text:p>
      <text:p text:style-name="P3"><text:span text:style-name="T2"/></text:p>
      <text:p text:style-name="P5"><text:span text:style-name="T2">Software Requirements</text:span></text:p>
      <text:p text:style-name="P5"><text:span text:style-name="T2"/></text:p>
      <text:p text:style-name="P3"><text:span text:style-name="T2">Big data processing engine – Apache Spark with pySpark</text:span></text:p>
      <text:p text:style-name="P3"><text:span text:style-name="T2">Machine Learning tool kit – scikit-learn, mllib, weka</text:span></text:p>
      <text:p text:style-name="P4"><text:span text:style-name="T2">Querying Language – SparkSQL, Hive</text:span></text:p>
      <text:p text:style-name="P3"><text:span text:style-name="T2">Data Collection – NoSql, MongoDB</text:span></text:p>
      <text:p text:style-name="P3"><text:span text:style-name="T2">In-Memory Data Structure Store – redis </text:span></text:p>
      <text:p text:style-name="P3"><text:span text:style-name="T2">Visualization Tools – matplotlib, </text:span><text:span text:style-name="T4">bokeh, ggplot, pandas</text:span></text:p>
      <text:p text:style-name="P3"><text:span text:style-name="T4"/></text:p>
      <text:p text:style-name="P3"><text:span text:style-name="T4"/></text:p>
      <text:p text:style-name="P4"><text:span text:style-name="T4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9:52:19.650000000</meta:creation-date>
    <meta:generator>LibreOffice/5.0.2.2$Windows_x86 LibreOffice_project/37b43f919e4de5eeaca9b9755ed688758a8251fe</meta:generator>
    <dc:date>2015-11-18T22:31:29.436000000</dc:date>
    <meta:editing-duration>PT11M8S</meta:editing-duration>
    <meta:editing-cycles>2</meta:editing-cycles>
    <meta:document-statistic meta:table-count="0" meta:image-count="0" meta:object-count="0" meta:page-count="1" meta:paragraph-count="25" meta:word-count="196" meta:character-count="1418" meta:non-whitespace-character-count="1243"/>
  </office:meta>
</office:document-meta>
</file>